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Helvetica Neue" svg:font-family="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rsid="0014eb78" officeooo:paragraph-rsid="0014eb78" style:font-size-asian="12pt" style:font-size-complex="12pt"/>
    </style:style>
    <style:style style:name="P2" style:family="paragraph" style:parent-style-name="Standard">
      <style:text-properties style:font-name="Liberation Serif" fo:font-size="12pt" officeooo:rsid="0016c61c" officeooo:paragraph-rsid="0016c61c" style:font-size-asian="12pt" style:font-size-complex="12pt"/>
    </style:style>
    <style:style style:name="P3" style:family="paragraph" style:parent-style-name="Standard">
      <style:text-properties style:font-name="Liberation Serif" fo:font-size="12pt" officeooo:rsid="0017da2d" officeooo:paragraph-rsid="0017da2d" style:font-size-asian="12pt" style:font-size-complex="12pt"/>
    </style:style>
    <style:style style:name="P4" style:family="paragraph" style:parent-style-name="Standard">
      <style:text-properties style:font-name="Liberation Serif" fo:font-size="12pt" officeooo:rsid="0017da2d" officeooo:paragraph-rsid="0016c61c" style:font-size-asian="12pt" style:font-size-complex="12pt"/>
    </style:style>
    <style:style style:name="T1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2" style:family="text">
      <style:text-properties officeooo:rsid="001a47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2 Q<text:span text:style-name="T2">3</text:span></text:p>
      <text:p text:style-name="P1"/>
      <text:p text:style-name="P2">1)</text:p>
      <text:p text:style-name="P2"/>
      <text:p text:style-name="P2">[3.4,2.05]</text:p>
      <text:p text:style-name="P2"/>
      <text:p text:style-name="P2">2)</text:p>
      <text:p text:style-name="P2"/>
      <text:p text:style-name="P2">[0.92519754, 0.58622516, 0.68427316]</text:p>
      <text:p text:style-name="P4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Helvetica Neue" svg:font-family="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7T09:37:31.329000000</meta:creation-date>
    <dc:date>2020-05-23T10:36:24.424000000</dc:date>
    <meta:editing-duration>PT10H2M12S</meta:editing-duration>
    <meta:editing-cycles>6</meta:editing-cycles>
    <meta:generator>LibreOffice/6.3.3.2$Windows_X86_64 LibreOffice_project/a64200df03143b798afd1ec74a12ab50359878ed</meta:generator>
    <meta:document-statistic meta:table-count="0" meta:image-count="0" meta:object-count="0" meta:page-count="1" meta:paragraph-count="5" meta:word-count="8" meta:character-count="55" meta:non-whitespace-character-count="52"/>
  </office:meta>
</office:document-meta>
</file>